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722d"/>
    </style:style>
    <style:style style:name="P2" style:family="paragraph" style:parent-style-name="Standard">
      <style:text-properties fo:font-size="14pt" fo:font-style="normal" fo:font-weight="bold" officeooo:paragraph-rsid="0001722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1722d"/>
    </style:style>
    <style:style style:name="T2" style:family="text">
      <style:text-properties fo:font-style="italic" fo:font-weight="bold" officeooo:rsid="0001722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sos para evitar ejecutar source cada vez que abro una terminal.</text:span></text:p>
      <text:p text:style-name="P1"><text:span text:style-name="T1"/></text:p>
      <text:p text:style-name="P1"><text:span text:style-name="T1">1. Abrir una terminal</text:span></text:p>
      <text:p text:style-name="P1"><text:span text:style-name="T1"/></text:p>
      <text:p text:style-name="P1"><text:span text:style-name="T1">2. Ejecutar </text:span><text:span text:style-name="T2">cd /</text:span></text:p>
      <text:p text:style-name="P1"><text:span text:style-name="T1"/></text:p>
      <text:p text:style-name="P1"><text:span text:style-name="T1">3. Ejecutar </text:span><text:span text:style-name="T2">find -name rvm</text:span><text:span text:style-name="T1"> y copiar el que contenga scripts/rvm. NO copiar el punto al inicio del path. El path debe ser similar a esto: /usr/local/rvm/src/rvm/scripts/rvm</text:span></text:p>
      <text:p text:style-name="P1"><text:span text:style-name="T1"/></text:p>
      <text:p text:style-name="P1"><text:span text:style-name="T1">4. Ejecutar </text:span><text:span text:style-name="T2">sudo gedit ~/.bashrc</text:span><text:span text:style-name="T1"> en la terminal. Esto abrirá un archivo de texto.</text:span></text:p>
      <text:p text:style-name="P1"><text:span text:style-name="T1"/></text:p>
      <text:p text:style-name="P1"><text:span text:style-name="T1">5. Agregue al final del archivo la palabra source mas el path que copió en el paso 3. Debe lucir algo así como: source /usr/local/rvm/src/rvm/scripts/rvm</text:span></text:p>
      <text:p text:style-name="P1"><text:span text:style-name="T1"/></text:p>
      <text:p text:style-name="P1"><text:span text:style-name="T1">6. Cierre el archivo y reinicie la computad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12:45:26</meta:creation-date>
    <dc:date>2013-04-14T12:54:24</dc:date>
    <meta:editing-duration>P0D</meta:editing-duration>
    <meta:editing-cycles>1</meta:editing-cycles>
    <meta:document-statistic meta:table-count="0" meta:image-count="0" meta:object-count="0" meta:page-count="1" meta:paragraph-count="7" meta:word-count="93" meta:character-count="555" meta:non-whitespace-character-count="468"/>
    <meta:generator>LibreOffice/3.6$Linux_x86 LibreOffice_project/360m1$Build-2</meta:generator>
  </office:meta>
</office:document-meta>
</file>